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5639cb9" officeooo:paragraph-rsid="057924ac"/>
    </style:style>
    <style:style style:name="P3" style:family="paragraph" style:parent-style-name="Text_20_body">
      <style:text-properties officeooo:rsid="058653ea" officeooo:paragraph-rsid="058653ea"/>
    </style:style>
    <style:style style:name="P4" style:family="paragraph" style:parent-style-name="Text_20_body">
      <style:text-properties officeooo:rsid="0588d74f" officeooo:paragraph-rsid="0588d74f"/>
    </style:style>
    <style:style style:name="P5" style:family="paragraph" style:parent-style-name="Text_20_body">
      <style:text-properties officeooo:rsid="0588d74f" officeooo:paragraph-rsid="0590ee7e"/>
    </style:style>
    <style:style style:name="P6" style:family="paragraph" style:parent-style-name="Text_20_body">
      <style:text-properties style:font-name="Liberation Sans1" officeooo:paragraph-rsid="058a5459"/>
    </style:style>
    <style:style style:name="P7" style:family="paragraph" style:parent-style-name="Text_20_body">
      <style:text-properties officeooo:rsid="058e2ec0" officeooo:paragraph-rsid="058e2ec0"/>
    </style:style>
    <style:style style:name="P8" style:family="paragraph" style:parent-style-name="Text_20_body">
      <style:text-properties officeooo:paragraph-rsid="05943109"/>
    </style:style>
    <style:style style:name="P9" style:family="paragraph" style:parent-style-name="Text_20_body">
      <style:text-properties officeooo:paragraph-rsid="05ed6eb7"/>
    </style:style>
    <style:style style:name="P10" style:family="paragraph" style:parent-style-name="Text_20_body">
      <style:text-properties officeooo:rsid="05f953ef" officeooo:paragraph-rsid="05f953ef"/>
    </style:style>
    <style:style style:name="P11" style:family="paragraph" style:parent-style-name="Text_20_body">
      <style:text-properties officeooo:rsid="064fe6dd" officeooo:paragraph-rsid="064fe6dd"/>
    </style:style>
    <style:style style:name="P12" style:family="paragraph" style:parent-style-name="Text_20_body">
      <style:text-properties officeooo:rsid="057924ac" officeooo:paragraph-rsid="057924ac"/>
    </style:style>
    <style:style style:name="P13" style:family="paragraph" style:parent-style-name="Text_20_body">
      <style:text-properties style:text-position="0% 100%" officeooo:paragraph-rsid="069c542e"/>
    </style:style>
    <style:style style:name="P14" style:family="paragraph" style:parent-style-name="Text_20_body">
      <style:text-properties officeooo:rsid="06726ed6" officeooo:paragraph-rsid="06726ed6"/>
    </style:style>
    <style:style style:name="P15" style:family="paragraph" style:parent-style-name="Text_20_body">
      <style:text-properties officeooo:paragraph-rsid="067af0e9"/>
    </style:style>
    <style:style style:name="P16" style:family="paragraph" style:parent-style-name="Text_20_body">
      <style:paragraph-properties fo:line-height="100%"/>
      <style:text-properties officeooo:paragraph-rsid="05617e65"/>
    </style:style>
    <style:style style:name="P17" style:family="paragraph" style:parent-style-name="Text_20_body">
      <style:text-properties officeooo:paragraph-rsid="06a4f158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Title">
      <style:paragraph-properties fo:line-height="100%"/>
      <style:text-properties officeooo:rsid="05617e65" officeooo:paragraph-rsid="05617e65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5a1b955" officeooo:paragraph-rsid="05a1b955"/>
    </style:style>
    <style:style style:name="P22" style:family="paragraph" style:parent-style-name="Heading_20_1">
      <style:text-properties officeooo:rsid="066f150e" officeooo:paragraph-rsid="066f150e"/>
    </style:style>
    <style:style style:name="P23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 style:list-style-name="">
      <style:text-properties style:text-position="0% 100%" style:font-name="Liberation Sans" officeooo:rsid="05e14af3"/>
    </style:style>
    <style:style style:name="P25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1">
      <style:text-properties officeooo:paragraph-rsid="05f76043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ext_20_body" style:list-style-name="L1">
      <style:text-properties officeooo:rsid="0564a51e" officeooo:paragraph-rsid="05b36bad"/>
    </style:style>
    <style:style style:name="P29" style:family="paragraph" style:parent-style-name="Text_20_body" style:list-style-name="L1">
      <style:text-properties officeooo:rsid="05677b51" officeooo:paragraph-rsid="05677b51"/>
    </style:style>
    <style:style style:name="P30" style:family="paragraph" style:parent-style-name="Text_20_body" style:list-style-name="L1">
      <style:text-properties officeooo:rsid="05687279" officeooo:paragraph-rsid="05687279"/>
    </style:style>
    <style:style style:name="P31" style:family="paragraph" style:parent-style-name="Text_20_body" style:list-style-name="L1">
      <style:text-properties officeooo:rsid="05729a71" officeooo:paragraph-rsid="05729a71"/>
    </style:style>
    <style:style style:name="P32" style:family="paragraph" style:parent-style-name="Text_20_body" style:list-style-name="L1">
      <style:text-properties officeooo:rsid="0573e672" officeooo:paragraph-rsid="0573e672"/>
    </style:style>
    <style:style style:name="P33" style:family="paragraph" style:parent-style-name="Text_20_body" style:list-style-name="L1">
      <style:text-properties officeooo:rsid="0573f7c3" officeooo:paragraph-rsid="0573f7c3"/>
    </style:style>
    <style:style style:name="P34" style:family="paragraph" style:parent-style-name="Text_20_body" style:list-style-name="L1">
      <style:text-properties officeooo:rsid="05757f65" officeooo:paragraph-rsid="05757f65"/>
    </style:style>
    <style:style style:name="P35" style:family="paragraph" style:parent-style-name="Text_20_body" style:list-style-name="L2">
      <style:text-properties officeooo:paragraph-rsid="05acde46"/>
    </style:style>
    <style:style style:name="P36" style:family="paragraph" style:parent-style-name="Text_20_body" style:list-style-name="L2">
      <style:text-properties style:font-name="Liberation Sans" officeooo:rsid="05b0d0be" officeooo:paragraph-rsid="05b258cc"/>
    </style:style>
    <style:style style:name="P37" style:family="paragraph" style:parent-style-name="Text_20_body" style:list-style-name="L9">
      <style:text-properties style:font-name="Liberation Sans" officeooo:rsid="06b83afa" officeooo:paragraph-rsid="06b83afa"/>
    </style:style>
    <style:style style:name="P38" style:family="paragraph" style:parent-style-name="Text_20_body" style:list-style-name="L2">
      <style:text-properties officeooo:rsid="05a595ff" officeooo:paragraph-rsid="05b258cc"/>
    </style:style>
    <style:style style:name="P39" style:family="paragraph" style:parent-style-name="Text_20_body" style:list-style-name="L2">
      <style:text-properties officeooo:rsid="05a9f0d9" officeooo:paragraph-rsid="05acde46"/>
    </style:style>
    <style:style style:name="P40" style:family="paragraph" style:parent-style-name="Text_20_body" style:list-style-name="L2">
      <style:text-properties officeooo:rsid="05acde46" officeooo:paragraph-rsid="05acde46"/>
    </style:style>
    <style:style style:name="P41" style:family="paragraph" style:parent-style-name="Text_20_body" style:list-style-name="L2">
      <style:text-properties officeooo:rsid="05b87f22" officeooo:paragraph-rsid="05b87f22"/>
    </style:style>
    <style:style style:name="P42" style:family="paragraph" style:parent-style-name="Text_20_body" style:list-style-name="L2">
      <style:text-properties officeooo:rsid="05b85ed3" officeooo:paragraph-rsid="05b85ed3"/>
    </style:style>
    <style:style style:name="P43" style:family="paragraph" style:parent-style-name="Text_20_body" style:list-style-name="L3">
      <style:text-properties officeooo:paragraph-rsid="05d1d9bb"/>
    </style:style>
    <style:style style:name="P44" style:family="paragraph" style:parent-style-name="Text_20_body" style:list-style-name="L3">
      <style:text-properties officeooo:paragraph-rsid="05e14af3"/>
    </style:style>
    <style:style style:name="P45" style:family="paragraph" style:parent-style-name="Text_20_body" style:list-style-name="L3">
      <style:text-properties officeooo:rsid="05bd5378" officeooo:paragraph-rsid="05d1d9bb"/>
    </style:style>
    <style:style style:name="P46" style:family="paragraph" style:parent-style-name="Text_20_body" style:list-style-name="L3">
      <style:text-properties officeooo:rsid="05d5b43f" officeooo:paragraph-rsid="05d5b43f"/>
    </style:style>
    <style:style style:name="P47" style:family="paragraph" style:parent-style-name="Text_20_body" style:list-style-name="L3">
      <style:text-properties officeooo:rsid="0588d74f" officeooo:paragraph-rsid="05db193f"/>
    </style:style>
    <style:style style:name="P48" style:family="paragraph" style:parent-style-name="Text_20_body" style:list-style-name="L4">
      <style:text-properties officeooo:rsid="05e8c408" officeooo:paragraph-rsid="05e8c408"/>
    </style:style>
    <style:style style:name="P49" style:family="paragraph" style:parent-style-name="Text_20_body" style:list-style-name="L4">
      <style:text-properties officeooo:rsid="05ea05e8" officeooo:paragraph-rsid="05f001bc"/>
    </style:style>
    <style:style style:name="P50" style:family="paragraph" style:parent-style-name="Text_20_body" style:list-style-name="L4">
      <style:text-properties officeooo:rsid="05edca2f" officeooo:paragraph-rsid="05edca2f"/>
    </style:style>
    <style:style style:name="P51" style:family="paragraph" style:parent-style-name="Text_20_body" style:list-style-name="L4">
      <style:text-properties style:text-position="0% 100%" officeooo:rsid="05ea05e8" officeooo:paragraph-rsid="05f367cf"/>
    </style:style>
    <style:style style:name="P52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53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54" style:family="paragraph" style:parent-style-name="Text_20_body">
      <style:text-properties style:text-position="0% 100%" style:font-name="Liberation Sans" officeooo:rsid="06006a3e" officeooo:paragraph-rsid="06a216bf"/>
    </style:style>
    <style:style style:name="P55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56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57" style:family="paragraph" style:parent-style-name="Text_20_body" style:list-style-name="L5">
      <style:text-properties officeooo:paragraph-rsid="064957db"/>
    </style:style>
    <style:style style:name="P58" style:family="paragraph" style:parent-style-name="Text_20_body" style:list-style-name="L7">
      <style:text-properties officeooo:paragraph-rsid="0611fb82"/>
    </style:style>
    <style:style style:name="P59" style:family="paragraph" style:parent-style-name="Text_20_body" style:list-style-name="L7">
      <style:text-properties officeooo:paragraph-rsid="061f2b07"/>
    </style:style>
    <style:style style:name="P60" style:family="paragraph" style:parent-style-name="Text_20_body" style:list-style-name="L7">
      <style:text-properties officeooo:rsid="06136014" officeooo:paragraph-rsid="06136014"/>
    </style:style>
    <style:style style:name="P61" style:family="paragraph" style:parent-style-name="Text_20_body" style:list-style-name="L7">
      <style:text-properties officeooo:rsid="06136014" officeooo:paragraph-rsid="0617cf64"/>
    </style:style>
    <style:style style:name="P62" style:family="paragraph" style:parent-style-name="Text_20_body" style:list-style-name="L7">
      <style:text-properties officeooo:rsid="06228d92" officeooo:paragraph-rsid="062ac64d"/>
    </style:style>
    <style:style style:name="P63" style:family="paragraph" style:parent-style-name="Text_20_body" style:list-style-name="L7">
      <style:text-properties officeooo:rsid="062f8218" officeooo:paragraph-rsid="062f8218"/>
    </style:style>
    <style:style style:name="P64" style:family="paragraph" style:parent-style-name="Text_20_body" style:list-style-name="L8">
      <style:text-properties officeooo:paragraph-rsid="065e2598"/>
    </style:style>
    <style:style style:name="P65" style:family="paragraph" style:parent-style-name="Text_20_body" style:list-style-name="L8">
      <style:text-properties officeooo:rsid="065429ba" officeooo:paragraph-rsid="065429ba"/>
    </style:style>
    <style:style style:name="P66" style:family="paragraph" style:parent-style-name="Text_20_body" style:list-style-name="L8">
      <style:text-properties officeooo:rsid="065429ba" officeooo:paragraph-rsid="065e2598"/>
    </style:style>
    <style:style style:name="P67" style:family="paragraph" style:parent-style-name="Text_20_body" style:list-style-name="L9">
      <style:text-properties officeooo:rsid="06aa2e97" officeooo:paragraph-rsid="06aa2e97"/>
    </style:style>
    <style:style style:name="P68" style:family="paragraph" style:parent-style-name="Text_20_body" style:list-style-name="L9">
      <style:text-properties officeooo:rsid="06ac0a83" officeooo:paragraph-rsid="06ac0a83"/>
    </style:style>
    <style:style style:name="P69" style:family="paragraph" style:parent-style-name="Text_20_body" style:list-style-name="L9">
      <style:text-properties officeooo:rsid="06ad673a" officeooo:paragraph-rsid="06ad673a"/>
    </style:style>
    <style:style style:name="P70" style:family="paragraph" style:parent-style-name="Text_20_body" style:list-style-name="L9">
      <style:text-properties officeooo:rsid="06ad673a" officeooo:paragraph-rsid="06b1e866"/>
    </style:style>
    <style:style style:name="T1" style:family="text">
      <style:text-properties officeooo:rsid="0576f39e"/>
    </style:style>
    <style:style style:name="T2" style:family="text">
      <style:text-properties officeooo:rsid="057815dd"/>
    </style:style>
    <style:style style:name="T3" style:family="text">
      <style:text-properties officeooo:rsid="057924ac"/>
    </style:style>
    <style:style style:name="T4" style:family="text">
      <style:text-properties officeooo:rsid="057bd31e"/>
    </style:style>
    <style:style style:name="T5" style:family="text">
      <style:text-properties officeooo:rsid="057cfd08"/>
    </style:style>
    <style:style style:name="T6" style:family="text">
      <style:text-properties officeooo:rsid="05877409"/>
    </style:style>
    <style:style style:name="T7" style:family="text">
      <style:text-properties officeooo:rsid="058a545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5943109"/>
    </style:style>
    <style:style style:name="T10" style:family="text">
      <style:text-properties style:font-name="Liberation Sans" officeooo:rsid="05b1baf4"/>
    </style:style>
    <style:style style:name="T11" style:family="text">
      <style:text-properties style:font-name="Liberation Sans" officeooo:rsid="05f001bc"/>
    </style:style>
    <style:style style:name="T12" style:family="text">
      <style:text-properties style:font-name="Liberation Sans" officeooo:rsid="05f1c1ec"/>
    </style:style>
    <style:style style:name="T13" style:family="text">
      <style:text-properties style:font-name="Liberation Sans" officeooo:rsid="067d47b7"/>
    </style:style>
    <style:style style:name="T14" style:family="text">
      <style:text-properties style:font-name="Liberation Sans" officeooo:rsid="06743a71"/>
    </style:style>
    <style:style style:name="T15" style:family="text">
      <style:text-properties style:font-name="Liberation Sans" officeooo:rsid="068e4a59"/>
    </style:style>
    <style:style style:name="T16" style:family="text">
      <style:text-properties style:font-name="Liberation Sans" officeooo:rsid="067ef249"/>
    </style:style>
    <style:style style:name="T17" style:family="text">
      <style:text-properties style:font-name="Liberation Sans" officeooo:rsid="067fcbaf"/>
    </style:style>
    <style:style style:name="T18" style:family="text">
      <style:text-properties style:font-name="Liberation Sans" officeooo:rsid="06905c9c"/>
    </style:style>
    <style:style style:name="T19" style:family="text">
      <style:text-properties style:font-name="Liberation Sans" fo:font-weight="normal" officeooo:rsid="067fcbaf" style:font-weight-asian="normal" style:font-weight-complex="normal"/>
    </style:style>
    <style:style style:name="T20" style:family="text">
      <style:text-properties style:font-name="Liberation Sans" officeooo:rsid="06911421"/>
    </style:style>
    <style:style style:name="T21" style:family="text">
      <style:text-properties style:font-name="Liberation Sans" officeooo:rsid="0693615a"/>
    </style:style>
    <style:style style:name="T22" style:family="text">
      <style:text-properties style:font-name="Liberation Sans" officeooo:rsid="069e1b48"/>
    </style:style>
    <style:style style:name="T23" style:family="text">
      <style:text-properties style:font-name="Liberation Sans1" officeooo:rsid="0590ee7e"/>
    </style:style>
    <style:style style:name="T24" style:family="text">
      <style:text-properties style:font-name="Liberation Sans1" officeooo:rsid="05943109"/>
    </style:style>
    <style:style style:name="T25" style:family="text">
      <style:text-properties style:font-name="Liberation Sans1" officeooo:rsid="059762f5"/>
    </style:style>
    <style:style style:name="T26" style:family="text">
      <style:text-properties style:font-name="Liberation Sans1" officeooo:rsid="059a34c4"/>
    </style:style>
    <style:style style:name="T27" style:family="text">
      <style:text-properties officeooo:rsid="059762f5"/>
    </style:style>
    <style:style style:name="T28" style:family="text">
      <style:text-properties officeooo:rsid="05a3648c"/>
    </style:style>
    <style:style style:name="T29" style:family="text">
      <style:text-properties officeooo:rsid="05bd619f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5bd619f"/>
    </style:style>
    <style:style style:name="T32" style:family="text">
      <style:text-properties style:text-position="super 58%" officeooo:rsid="05c58a33"/>
    </style:style>
    <style:style style:name="T33" style:family="text">
      <style:text-properties style:text-position="super 58%" officeooo:rsid="05cff9d0"/>
    </style:style>
    <style:style style:name="T34" style:family="text">
      <style:text-properties style:text-position="super 58%" officeooo:rsid="05d5b43f"/>
    </style:style>
    <style:style style:name="T35" style:family="text">
      <style:text-properties style:text-position="super 58%" style:font-name="Liberation Sans"/>
    </style:style>
    <style:style style:name="T36" style:family="text">
      <style:text-properties style:text-position="super 58%" style:font-name="Liberation Sans" officeooo:rsid="05d5b43f"/>
    </style:style>
    <style:style style:name="T37" style:family="text">
      <style:text-properties style:text-position="0% 100%"/>
    </style:style>
    <style:style style:name="T38" style:family="text">
      <style:text-properties style:text-position="0% 100%" officeooo:rsid="05bebd3f"/>
    </style:style>
    <style:style style:name="T39" style:family="text">
      <style:text-properties style:text-position="0% 100%" officeooo:rsid="05ce2020"/>
    </style:style>
    <style:style style:name="T40" style:family="text">
      <style:text-properties style:text-position="0% 100%" officeooo:rsid="05bd619f"/>
    </style:style>
    <style:style style:name="T41" style:family="text">
      <style:text-properties style:text-position="0% 100%" officeooo:rsid="05bf88f8"/>
    </style:style>
    <style:style style:name="T42" style:family="text">
      <style:text-properties style:text-position="0% 100%" officeooo:rsid="05c58a33"/>
    </style:style>
    <style:style style:name="T43" style:family="text">
      <style:text-properties style:text-position="0% 100%" officeooo:rsid="05bd5378"/>
    </style:style>
    <style:style style:name="T44" style:family="text">
      <style:text-properties style:text-position="0% 100%" officeooo:rsid="05cff9d0"/>
    </style:style>
    <style:style style:name="T45" style:family="text">
      <style:text-properties style:text-position="0% 100%" officeooo:rsid="05d5b43f"/>
    </style:style>
    <style:style style:name="T46" style:family="text">
      <style:text-properties style:text-position="0% 100%" officeooo:rsid="05ddac25"/>
    </style:style>
    <style:style style:name="T47" style:family="text">
      <style:text-properties style:text-position="0% 100%" style:font-name="Liberation Sans"/>
    </style:style>
    <style:style style:name="T48" style:family="text">
      <style:text-properties style:text-position="0% 100%" style:font-name="Liberation Sans" officeooo:rsid="05ddc3d3"/>
    </style:style>
    <style:style style:name="T49" style:family="text">
      <style:text-properties style:text-position="0% 100%" style:font-name="Liberation Sans" officeooo:rsid="0588d74f"/>
    </style:style>
    <style:style style:name="T50" style:family="text">
      <style:text-properties style:text-position="0% 100%" style:font-name="Liberation Sans" officeooo:rsid="05e14af3"/>
    </style:style>
    <style:style style:name="T51" style:family="text">
      <style:text-properties style:text-position="0% 100%" style:font-name="Liberation Sans" officeooo:rsid="05d5b43f"/>
    </style:style>
    <style:style style:name="T52" style:family="text">
      <style:text-properties style:text-position="0% 100%" style:font-name="Liberation Sans" officeooo:rsid="05f001bc"/>
    </style:style>
    <style:style style:name="T53" style:family="text">
      <style:text-properties style:text-position="0% 100%" style:font-name="Liberation Sans" officeooo:rsid="05ed6eb7"/>
    </style:style>
    <style:style style:name="T54" style:family="text">
      <style:text-properties style:text-position="0% 100%" style:font-name="Liberation Sans" officeooo:rsid="05f1882c"/>
    </style:style>
    <style:style style:name="T55" style:family="text">
      <style:text-properties style:text-position="0% 100%" style:font-name="Liberation Sans" officeooo:rsid="05f5b983"/>
    </style:style>
    <style:style style:name="T56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7" style:family="text">
      <style:text-properties style:text-position="0% 100%" style:font-name="Liberation Sans" officeooo:rsid="05f9e00a"/>
    </style:style>
    <style:style style:name="T58" style:family="text">
      <style:text-properties style:text-position="0% 100%" style:font-name="Liberation Sans" officeooo:rsid="06006a3e"/>
    </style:style>
    <style:style style:name="T59" style:family="text">
      <style:text-properties style:text-position="0% 100%" style:font-name="Liberation Sans" officeooo:rsid="060ded76"/>
    </style:style>
    <style:style style:name="T60" style:family="text">
      <style:text-properties style:text-position="0% 100%" style:font-name="Liberation Sans" officeooo:rsid="060fd7f3"/>
    </style:style>
    <style:style style:name="T61" style:family="text">
      <style:text-properties style:text-position="0% 100%" style:font-name="Liberation Sans" officeooo:rsid="06361ef7"/>
    </style:style>
    <style:style style:name="T62" style:family="text">
      <style:text-properties style:text-position="0% 100%" style:font-name="Liberation Sans" officeooo:rsid="0637c70f"/>
    </style:style>
    <style:style style:name="T63" style:family="text">
      <style:text-properties style:text-position="0% 100%" style:font-name="Liberation Sans" officeooo:rsid="06385339"/>
    </style:style>
    <style:style style:name="T64" style:family="text">
      <style:text-properties style:text-position="0% 100%" style:font-name="Liberation Sans" officeooo:rsid="06038e50"/>
    </style:style>
    <style:style style:name="T65" style:family="text">
      <style:text-properties style:text-position="0% 100%" style:font-name="Liberation Sans" officeooo:rsid="06a4f158"/>
    </style:style>
    <style:style style:name="T66" style:family="text">
      <style:text-properties style:text-position="0% 100%" style:font-name="Liberation Sans" officeooo:rsid="06a216bf"/>
    </style:style>
    <style:style style:name="T67" style:family="text">
      <style:text-properties style:text-position="0% 100%" style:font-name="Liberation Sans" officeooo:rsid="06a77678"/>
    </style:style>
    <style:style style:name="T68" style:family="text">
      <style:text-properties style:text-position="0% 100%" style:font-name="Liberation Sans" officeooo:rsid="06a8fb4b"/>
    </style:style>
    <style:style style:name="T69" style:family="text">
      <style:text-properties style:text-position="0% 100%" officeooo:rsid="0655dc81"/>
    </style:style>
    <style:style style:name="T70" style:family="text">
      <style:text-properties fo:color="#c9211e" style:text-position="0% 100%" style:font-name="Liberation Sans" officeooo:rsid="060fd7f3"/>
    </style:style>
    <style:style style:name="T71" style:family="text">
      <style:text-properties fo:color="#c9211e" style:text-position="0% 100%" style:font-name="Liberation Sans" officeooo:rsid="063dcab1"/>
    </style:style>
    <style:style style:name="T72" style:family="text">
      <style:text-properties fo:color="#c9211e" style:text-position="0% 100%" style:font-name="Liberation Sans" officeooo:rsid="06006a3e"/>
    </style:style>
    <style:style style:name="T73" style:family="text">
      <style:text-properties style:use-window-font-color="true" style:text-position="0% 100%" style:font-name="Liberation Sans"/>
    </style:style>
    <style:style style:name="T74" style:family="text">
      <style:text-properties style:use-window-font-color="true" style:text-position="0% 100%" style:font-name="Liberation Sans" officeooo:rsid="060fd7f3"/>
    </style:style>
    <style:style style:name="T75" style:family="text">
      <style:text-properties style:use-window-font-color="true" style:text-position="0% 100%" style:font-name="Liberation Sans" officeooo:rsid="060ded76"/>
    </style:style>
    <style:style style:name="T76" style:family="text">
      <style:text-properties style:use-window-font-color="true" style:text-position="0% 100%" style:font-name="Liberation Sans" officeooo:rsid="05f001bc"/>
    </style:style>
    <style:style style:name="T77" style:family="text">
      <style:text-properties style:use-window-font-color="true" style:text-position="0% 100%" style:font-name="Liberation Sans" officeooo:rsid="0611fb82"/>
    </style:style>
    <style:style style:name="T78" style:family="text">
      <style:text-properties style:use-window-font-color="true" style:text-position="0% 100%" style:font-name="Liberation Sans" officeooo:rsid="0614f32b"/>
    </style:style>
    <style:style style:name="T79" style:family="text">
      <style:text-properties style:use-window-font-color="true" style:text-position="0% 100%" style:font-name="Liberation Sans" officeooo:rsid="0617cf64"/>
    </style:style>
    <style:style style:name="T80" style:family="text">
      <style:text-properties style:use-window-font-color="true" style:text-position="0% 100%" style:font-name="Liberation Sans" officeooo:rsid="0619951e"/>
    </style:style>
    <style:style style:name="T81" style:family="text">
      <style:text-properties style:use-window-font-color="true" style:text-position="0% 100%" style:font-name="Liberation Sans" officeooo:rsid="061b580c"/>
    </style:style>
    <style:style style:name="T82" style:family="text">
      <style:text-properties style:use-window-font-color="true" style:text-position="0% 100%" style:font-name="Liberation Sans" officeooo:rsid="061c53f2"/>
    </style:style>
    <style:style style:name="T83" style:family="text">
      <style:text-properties style:use-window-font-color="true" style:text-position="0% 100%" style:font-name="Liberation Sans" officeooo:rsid="061d3f75"/>
    </style:style>
    <style:style style:name="T84" style:family="text">
      <style:text-properties style:use-window-font-color="true" style:text-position="0% 100%" style:font-name="Liberation Sans" officeooo:rsid="0625f243"/>
    </style:style>
    <style:style style:name="T85" style:family="text">
      <style:text-properties style:use-window-font-color="true" style:text-position="0% 100%" style:font-name="Liberation Sans" officeooo:rsid="06286326"/>
    </style:style>
    <style:style style:name="T86" style:family="text">
      <style:text-properties style:use-window-font-color="true" style:text-position="0% 100%" style:font-name="Liberation Sans" officeooo:rsid="061eaf89"/>
    </style:style>
    <style:style style:name="T87" style:family="text">
      <style:text-properties style:use-window-font-color="true" style:text-position="0% 100%" style:font-name="Liberation Sans1"/>
    </style:style>
    <style:style style:name="T88" style:family="text">
      <style:text-properties style:use-window-font-color="true" style:text-position="0% 100%" style:font-name="Liberation Sans1" officeooo:rsid="0590ee7e"/>
    </style:style>
    <style:style style:name="T89" style:family="text">
      <style:text-properties style:use-window-font-color="true" style:text-position="sub 58%" style:font-name="Liberation Sans"/>
    </style:style>
    <style:style style:name="T90" style:family="text">
      <style:text-properties style:use-window-font-color="true" style:text-position="sub 58%" style:font-name="Liberation Sans" officeooo:rsid="0614f32b"/>
    </style:style>
    <style:style style:name="T91" style:family="text">
      <style:text-properties style:use-window-font-color="true" style:text-position="sub 58%" style:font-name="Liberation Sans" officeooo:rsid="06286326"/>
    </style:style>
    <style:style style:name="T92" style:family="text">
      <style:text-properties style:use-window-font-color="true" style:text-position="sub 58%" style:font-name="Liberation Sans1"/>
    </style:style>
    <style:style style:name="T93" style:family="text">
      <style:text-properties officeooo:rsid="064ef9b0"/>
    </style:style>
    <style:style style:name="T94" style:family="text">
      <style:text-properties style:text-position="sub 58%"/>
    </style:style>
    <style:style style:name="T95" style:family="text">
      <style:text-properties style:text-position="sub 58%" style:font-name="Liberation Sans" officeooo:rsid="06743a71"/>
    </style:style>
    <style:style style:name="T96" style:family="text">
      <style:text-properties style:text-position="sub 58%" style:font-name="Liberation Sans" officeooo:rsid="06911421"/>
    </style:style>
    <style:style style:name="T97" style:family="text">
      <style:text-properties style:text-position="sub 58%" officeooo:rsid="06743a71"/>
    </style:style>
    <style:style style:name="T98" style:family="text">
      <style:text-properties officeooo:rsid="06743a71"/>
    </style:style>
    <style:style style:name="T99" style:family="text">
      <style:text-properties officeooo:rsid="067a2db9"/>
    </style:style>
    <style:style style:name="T100" style:family="text">
      <style:text-properties officeooo:rsid="067af0e9"/>
    </style:style>
    <style:style style:name="T101" style:family="text">
      <style:text-properties officeooo:rsid="067c7d07"/>
    </style:style>
    <style:style style:name="T102" style:family="text">
      <style:text-properties officeooo:rsid="067ef249"/>
    </style:style>
    <style:style style:name="T103" style:family="text">
      <style:text-properties officeooo:rsid="067fcbaf"/>
    </style:style>
    <style:style style:name="T104" style:family="text">
      <style:text-properties fo:font-weight="normal" officeooo:rsid="067fcbaf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996_4197432957" text:style-name="Index_20_Link" text:visited-style-name="Index_20_Link">Basic Properties<text:tab/>2</text:a></text:p>
          <text:p text:style-name="P20"><text:a xlink:type="simple" xlink:href="#__RefHeading___Toc998_4197432957" text:style-name="Index_20_Link" text:visited-style-name="Index_20_Link">More Basic Properties<text:tab/>2</text:a></text:p>
          <text:p text:style-name="P20"><text:a xlink:type="simple" xlink:href="#__RefHeading___Toc1000_4197432957" text:style-name="Index_20_Link" text:visited-style-name="Index_20_Link">More Properties<text:tab/>2</text:a></text:p>
          <text:p text:style-name="P20"><text:a xlink:type="simple" xlink:href="#__RefHeading___Toc1002_4197432957" text:style-name="Index_20_Link" text:visited-style-name="Index_20_Link">Matrix Multiplication Is Not Commutative<text:tab/>3</text:a></text:p>
          <text:p text:style-name="P20"><text:a xlink:type="simple" xlink:href="#__RefHeading___Toc1004_4197432957" text:style-name="Index_20_Link" text:visited-style-name="Index_20_Link">Zero Matrix Product<text:tab/>3</text:a></text:p>
          <text:p text:style-name="P20"><text:a xlink:type="simple" xlink:href="#__RefHeading___Toc1006_4197432957" text:style-name="Index_20_Link" text:visited-style-name="Index_20_Link">Powers of Square Matrices<text:tab/>3</text:a></text:p>
          <text:p text:style-name="P20"><text:a xlink:type="simple" xlink:href="#__RefHeading___Toc1008_4197432957" text:style-name="Index_20_Link" text:visited-style-name="Index_20_Link"><text:span text:style-name="T37">T</text:span></text:a><text:a xlink:type="simple" xlink:href="#__RefHeading___Toc1008_4197432957" text:style-name="Index_20_Link" text:visited-style-name="Index_20_Link"><text:span text:style-name="T37">ranspose </text:span></text:a><text:a xlink:type="simple" xlink:href="#__RefHeading___Toc1008_4197432957" text:style-name="Index_20_Link" text:visited-style-name="Index_20_Link"><text:span text:style-name="T37">Matrices</text:span></text:a><text:a xlink:type="simple" xlink:href="#__RefHeading___Toc1008_4197432957" text:style-name="Index_20_Link" text:visited-style-name="Index_20_Link"><text:tab/>4</text:a></text:p>
          <text:p text:style-name="P20"><text:a xlink:type="simple" xlink:href="#__RefHeading___Toc1010_4197432957" text:style-name="Index_20_Link" text:visited-style-name="Index_20_Link"><text:span text:style-name="T37">Inverse </text:span></text:a><text:a xlink:type="simple" xlink:href="#__RefHeading___Toc1010_4197432957" text:style-name="Index_20_Link" text:visited-style-name="Index_20_Link"><text:span text:style-name="T37">Matrices</text:span></text:a><text:a xlink:type="simple" xlink:href="#__RefHeading___Toc1010_4197432957" text:style-name="Index_20_Link" text:visited-style-name="Index_20_Link"><text:tab/>4</text:a></text:p>
          <text:p text:style-name="P20"><text:a xlink:type="simple" xlink:href="#__RefHeading___Toc1012_4197432957" text:style-name="Index_20_Link" text:visited-style-name="Index_20_Link"><text:span text:style-name="T37">C</text:span></text:a><text:a xlink:type="simple" xlink:href="#__RefHeading___Toc1012_4197432957" text:style-name="Index_20_Link" text:visited-style-name="Index_20_Link"><text:span text:style-name="T37">ancellation </text:span></text:a><text:a xlink:type="simple" xlink:href="#__RefHeading___Toc1012_4197432957" text:style-name="Index_20_Link" text:visited-style-name="Index_20_Link"><text:span text:style-name="T37">L</text:span></text:a><text:a xlink:type="simple" xlink:href="#__RefHeading___Toc1012_4197432957" text:style-name="Index_20_Link" text:visited-style-name="Index_20_Link"><text:span text:style-name="T37">aws for </text:span></text:a><text:a xlink:type="simple" xlink:href="#__RefHeading___Toc1012_4197432957" text:style-name="Index_20_Link" text:visited-style-name="Index_20_Link"><text:span text:style-name="T37">M</text:span></text:a><text:a xlink:type="simple" xlink:href="#__RefHeading___Toc1012_4197432957" text:style-name="Index_20_Link" text:visited-style-name="Index_20_Link"><text:span text:style-name="T37">atrix </text:span></text:a><text:a xlink:type="simple" xlink:href="#__RefHeading___Toc1012_4197432957" text:style-name="Index_20_Link" text:visited-style-name="Index_20_Link"><text:span text:style-name="T37">M</text:span></text:a><text:a xlink:type="simple" xlink:href="#__RefHeading___Toc1012_4197432957" text:style-name="Index_20_Link" text:visited-style-name="Index_20_Link"><text:span text:style-name="T37">ultiplication</text:span></text:a><text:a xlink:type="simple" xlink:href="#__RefHeading___Toc1012_4197432957" text:style-name="Index_20_Link" text:visited-style-name="Index_20_Link"><text:tab/>4</text:a></text:p>
          <text:p text:style-name="P20"><text:a xlink:type="simple" xlink:href="#__RefHeading___Toc1014_4197432957" text:style-name="Index_20_Link" text:visited-style-name="Index_20_Link">Basic Properties of Inverse Matrices<text:tab/>4</text:a></text:p>
          <text:p text:style-name="P20"><text:a xlink:type="simple" xlink:href="#__RefHeading___Toc918_552356150" text:style-name="Index_20_Link" text:visited-style-name="Index_20_Link">Determinants<text:tab/>5</text:a></text:p>
        </text:index-body>
      </text:table-of-content>
      <text:p text:style-name="P16"/>
      <text:h text:style-name="P27" text:outline-level="1"><text:bookmark-start text:name="__RefHeading___Toc996_4197432957"/>Basic Properties<text:bookmark-end text:name="__RefHeading___Toc996_4197432957"/></text:h>
      <text:p text:style-name="P2">Let A, B <text:span text:style-name="T2">and</text:span> C be matrices of the same size.</text:p>
      <text:p text:style-name="P2"><text:span text:style-name="T3">Let </text:span><text:span text:style-name="T1">Z be a zero matrix of the same size as A, B and C.</text:span></text:p>
      <text:p text:style-name="P12">Let f and g be scalars.</text:p>
      <text:list xml:id="list3732882195" text:style-name="L1">
        <text:list-item>
          <text:p text:style-name="P28">Commutative law for matrix addition.</text:p>
          <text:p text:style-name="P28">A + b = B + A</text:p>
        </text:list-item>
        <text:list-item>
          <text:p text:style-name="P28">Associative law for matrix addition.</text:p>
          <text:p text:style-name="P28">A + (B + C) = (A + B) + C</text:p>
        </text:list-item>
        <text:list-item>
          <text:p text:style-name="P29">f(A + B) = fA + fB</text:p>
        </text:list-item>
        <text:list-item>
          <text:p text:style-name="P30">(f + g)A = fA + gA</text:p>
        </text:list-item>
        <text:list-item>
          <text:p text:style-name="P31">(fg)A = f(gA) = g(fA)</text:p>
        </text:list-item>
        <text:list-item>
          <text:p text:style-name="P32">A + <text:span text:style-name="T4">Z</text:span> = <text:span text:style-name="T4">Z</text:span> + A = A</text:p>
        </text:list-item>
        <text:list-item>
          <text:p text:style-name="P33">A – A = <text:span text:style-name="T5">Z</text:span></text:p>
        </text:list-item>
        <text:list-item>
          <text:p text:style-name="P34">0A = <text:span text:style-name="T5">Z</text:span></text:p>
        </text:list-item>
      </text:list>
      <text:h text:style-name="P21" text:outline-level="1"><text:bookmark-start text:name="__RefHeading___Toc998_4197432957"/>More Basic Properties<text:bookmark-end text:name="__RefHeading___Toc998_4197432957"/></text:h>
      <text:list xml:id="list4172135953" text:style-name="L2">
        <text:list-item>
          <text:p text:style-name="P36">Associative law for matrix multiplication.</text:p>
          <text:p text:style-name="P38">A(BC) = (AB)C</text:p>
        </text:list-item>
        <text:list-item>
          <text:p text:style-name="P35"><text:span text:style-name="T10">Distribution law for matrix addition and multiplication</text:span><text:span text:style-name="T28">.</text:span></text:p>
          <text:p text:style-name="P39">A(B + C) = AB + AC</text:p>
          <text:p text:style-name="P40">(A + B)C = AC + BC</text:p>
        </text:list-item>
        <text:list-item>
          <text:p text:style-name="P41">Let A and B be matrices. Let c be a scalar.</text:p>
          <text:p text:style-name="P42">c(AB) = (cA)B = A(cB)</text:p>
        </text:list-item>
      </text:list>
      <text:h text:style-name="P22" text:outline-level="1"><text:bookmark-start text:name="__RefHeading___Toc1000_4197432957"/>More Properties<text:bookmark-end text:name="__RefHeading___Toc1000_4197432957"/></text:h>
      <text:p text:style-name="P15"><text:span text:style-name="T100">Let A be a square matrix </text:span><text:span text:style-name="T101">of </text:span><text:span text:style-name="T13">order </text:span><text:span text:style-name="T101">n</text:span><text:span text:style-name="T100">.</text:span></text:p>
      <text:p text:style-name="P14">Let c<text:span text:style-name="T94">n</text:span><text:span text:style-name="T37"> be the column of a matrix.</text:span></text:p>
      <text:p text:style-name="P13"><text:span text:style-name="T99">A</text:span><text:span text:style-name="T98">(c</text:span><text:span text:style-name="T97">1</text:span><text:span text:style-name="T98"> c</text:span><text:span text:style-name="T97">2</text:span><text:span text:style-name="T98"> … c</text:span><text:span text:style-name="T97">n</text:span><text:span text:style-name="T98">) </text:span><text:span text:style-name="T102">= </text:span><text:span text:style-name="T103">(</text:span><text:span text:style-name="T99">A</text:span><text:span text:style-name="T98">c</text:span><text:span text:style-name="T97">1</text:span><text:span text:style-name="T98"> </text:span><text:span text:style-name="T104">A</text:span><text:span text:style-name="T98">c</text:span><text:span text:style-name="T97">2</text:span><text:span text:style-name="T98"> … </text:span><text:span text:style-name="T104">Ac</text:span><text:span text:style-name="T97">n</text:span><text:span text:style-name="T103">).</text:span></text:p>
      <text:p text:style-name="P13"><text:span text:style-name="T22">But, </text:span><text:span text:style-name="T14">(c</text:span><text:span text:style-name="T95">1</text:span><text:span text:style-name="T14"> c</text:span><text:span text:style-name="T95">2</text:span><text:span text:style-name="T14"> … c</text:span><text:span text:style-name="T95">n</text:span><text:span text:style-name="T14">)</text:span><text:span text:style-name="T15">A</text:span><text:span text:style-name="T14"> </text:span><text:span text:style-name="T23">≠</text:span><text:span text:style-name="T16"> </text:span><text:span text:style-name="T17">(</text:span><text:span text:style-name="T14">c</text:span><text:span text:style-name="T95">1</text:span><text:span text:style-name="T18">A</text:span><text:span text:style-name="T14"> </text:span><text:span text:style-name="T20">c</text:span><text:span text:style-name="T96">2</text:span><text:span text:style-name="T18">A </text:span><text:span text:style-name="T14">… </text:span><text:span text:style-name="T19">c</text:span><text:span text:style-name="T95">n</text:span><text:span text:style-name="T18">A</text:span><text:span text:style-name="T21">).</text:span></text:p>
      <text:h text:style-name="P27" text:outline-level="1"><text:bookmark-start text:name="__RefHeading___Toc1002_4197432957"/>Matrix Multiplication Is Not Commutative<text:bookmark-end text:name="__RefHeading___Toc1002_4197432957"/></text:h>
      <text:p text:style-name="P3">In general, AB and BA are 2 different matrices even if the products exist<text:span text:style-name="T6">s.</text:span></text:p>
      <text:p text:style-name="P4">For example, let A =<draw:frame draw:style-name="fr1" draw:name="Object1" text:anchor-type="as-char" svg:y="-0.2535in" svg:width="0.6535in" svg:height="0.4228in" draw:z-index="0"><draw:object xlink:href="./Object 1" xlink:type="simple" xlink:show="embed" xlink:actuate="onLoad"/><draw:image xlink:href="./ObjectReplacements/Object 1" xlink:type="simple" xlink:show="embed" xlink:actuate="onLoad"/></draw:frame>and B =<draw:frame draw:style-name="fr1" draw:name="Object2" text:anchor-type="as-char" svg:y="-0.2535in" svg:width="0.5299in" svg:height="0.42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">Then AB =<draw:frame draw:style-name="fr1" draw:name="Object3" text:anchor-type="as-char" svg:y="-0.2535in" svg:width="0.7764in" svg:height="0.42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and BA =<draw:frame draw:style-name="fr1" draw:name="Object4" text:anchor-type="as-char" svg:y="-0.2535in" svg:width="0.6563in" svg:height="0.42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6"><text:span text:style-name="T7">Hence, AB </text:span>≠ <text:span text:style-name="T7">BA.</text:span></text:p>
      <text:h text:style-name="Heading_20_1" text:outline-level="1"><text:bookmark-start text:name="__RefHeading___Toc1004_4197432957"/>Zero Matrix Product<text:bookmark-end text:name="__RefHeading___Toc1004_4197432957"/></text:h>
      <text:p text:style-name="P7">When AB = 0, it is not necessary that A = 0 or B = 0.</text:p>
      <text:p text:style-name="P5">For example, let A =<draw:frame draw:style-name="fr1" draw:name="Object5" text:anchor-type="as-char" svg:y="-0.2535in" svg:width="0.5272in" svg:height="0.422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and B =<draw:frame draw:style-name="fr1" draw:name="Object6" text:anchor-type="as-char" svg:y="-0.2535in" svg:width="0.5311in" svg:height="0.42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8"><text:span text:style-name="T9">We have A </text:span><text:span text:style-name="T23">≠ </text:span><text:span text:style-name="T24">0 and B </text:span><text:span text:style-name="T23">≠ </text:span><text:span text:style-name="T24">0 but </text:span><text:span text:style-name="T26">AB =</text:span><text:span text:style-name="T24"><draw:frame draw:style-name="fr1" draw:name="Object7" text:anchor-type="as-char" svg:y="-0.2535in" svg:width="1.7874in" svg:height="0.42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5">.</text:span></text:p>
      <text:h text:style-name="P23" text:outline-level="1"><text:bookmark-start text:name="__RefHeading___Toc1006_4197432957"/><text:span text:style-name="T27">P</text:span>owers of Square Matrices<text:bookmark-end text:name="__RefHeading___Toc1006_4197432957"/></text:h>
      <text:list xml:id="list1095928018" text:style-name="L3">
        <text:list-item>
          <text:p text:style-name="P45">Let A be a square matrix and n a non-negative integer.</text:p>
          <text:p text:style-name="P43"><text:span text:style-name="T29">We define A</text:span><text:span text:style-name="T31">n</text:span><text:span text:style-name="T40"> as A</text:span><text:span text:style-name="T38">A … A.</text:span></text:p>
          <text:p text:style-name="P43"><text:span text:style-name="T38">F</text:span><text:span text:style-name="T41">or example, let A =</text:span><text:span text:style-name="T41"><draw:frame draw:style-name="fr1" draw:name="Object8" text:anchor-type="as-char" svg:y="-0.2535in" svg:width="0.5256in" svg:height="0.42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1">.</text:span></text:p>
          <text:p text:style-name="P43"><text:span text:style-name="T42">Then A</text:span><text:span text:style-name="T32">3</text:span><text:span text:style-name="T42"> =</text:span><text:span text:style-name="T42"><draw:frame draw:style-name="fr1" draw:name="Object10" text:anchor-type="as-char" svg:y="-0.2535in" svg:width="2.1756in" svg:height="0.422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2">.</text:span></text:p>
        </text:list-item>
        <text:list-item>
          <text:p text:style-name="P43"><text:span text:style-name="T43">Let A be a square matrix and n</text:span><text:span text:style-name="T39">, m</text:span><text:span text:style-name="T43"> a non-negative integer.</text:span></text:p>
          <text:p text:style-name="P43"><text:span text:style-name="T44">A</text:span><text:span text:style-name="T33">m</text:span><text:span text:style-name="T44">A</text:span><text:span text:style-name="T33">n</text:span><text:span text:style-name="T44"> = A</text:span><text:span text:style-name="T33">m+n</text:span></text:p>
        </text:list-item>
        <text:list-item>
          <text:p text:style-name="P46"><text:span text:style-name="T44">S</text:span><text:span text:style-name="T37">ince matrix multiplication is not commutative, in general, for 2 square matrix A and B of the same size, (AB)</text:span><text:span text:style-name="T30">2</text:span><text:span text:style-name="T37"> and A</text:span><text:span text:style-name="T30">2</text:span><text:span text:style-name="T37">B</text:span><text:span text:style-name="T30">2</text:span><text:span text:style-name="T37"> may be different.</text:span></text:p>
          <text:p text:style-name="P47"><text:span text:style-name="T37">For example, let A =</text:span><text:span text:style-name="T37"><draw:frame draw:style-name="fr1" draw:name="Object9" text:anchor-type="as-char" svg:y="-0.2535in" svg:width="0.5311in" svg:height="0.422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7">and B =</text:span><text:span text:style-name="T37"><draw:frame draw:style-name="fr1" draw:name="Object11" text:anchor-type="as-char" svg:y="-0.2535in" svg:width="0.5311in" svg:height="0.42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7">.</text:span></text:p>
          <text:p text:style-name="P44"><text:span text:style-name="T46">Then </text:span><text:span text:style-name="T45">(AB)</text:span><text:span text:style-name="T34">2</text:span><text:span text:style-name="T45"> </text:span><text:span text:style-name="T46">= </text:span><text:span text:style-name="T48">ABAB =</text:span><text:span text:style-name="T49"><draw:frame draw:style-name="fr1" draw:name="Object12" text:anchor-type="as-char" svg:y="-0.2535in" svg:width="0.5311in" svg:height="0.422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9">, </text:span><text:span text:style-name="T50">and <text:s/></text:span><text:span text:style-name="T51">A</text:span><text:span text:style-name="T36">2</text:span><text:span text:style-name="T51">B</text:span><text:span text:style-name="T36">2</text:span><text:span text:style-name="T51"> </text:span><text:span text:style-name="T50">= AABB =</text:span><text:span text:style-name="T50"><draw:frame draw:style-name="fr1" draw:name="Object13" text:anchor-type="as-char" svg:y="-0.2535in" svg:width="0.539in" svg:height="0.422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0">.</text:span></text:p>
        </text:list-item>
      </text:list>
      <text:h text:style-name="P24" text:outline-level="1"/>
      <text:h text:style-name="P27" text:outline-level="1"><text:bookmark-start text:name="__RefHeading___Toc1008_4197432957"/><text:span text:style-name="T50">T</text:span><text:span text:style-name="T47">ranspose </text:span><text:span text:style-name="T55">Matrices</text:span><text:bookmark-end text:name="__RefHeading___Toc1008_4197432957"/></text:h>
      <text:p text:style-name="P9"><text:span text:style-name="T53">Let A </text:span><text:span text:style-name="T52">be a m × n matrix.</text:span></text:p>
      <text:list xml:id="list783828889" text:style-name="L4">
        <text:list-item>
          <text:p text:style-name="P48"><text:span text:style-name="T47">(A</text:span><text:span text:style-name="T35">T</text:span><text:span text:style-name="T47">)</text:span><text:span text:style-name="T35">T</text:span><text:span text:style-name="T47"> = A</text:span></text:p>
        </text:list-item>
        <text:list-item>
          <text:p text:style-name="P49"><text:span text:style-name="T52">If B is a m × n matrix, then </text:span><text:span text:style-name="T47">(A + B)</text:span><text:span text:style-name="T35">T</text:span><text:span text:style-name="T47"> = A</text:span><text:span text:style-name="T35">T</text:span><text:span text:style-name="T47"> + B</text:span><text:span text:style-name="T35">T</text:span><text:span text:style-name="T47">.</text:span></text:p>
        </text:list-item>
        <text:list-item>
          <text:p text:style-name="P50"><text:span text:style-name="T54">If c is a scalar, then </text:span><text:span text:style-name="T47">(cA)</text:span><text:span text:style-name="T35">T</text:span><text:span text:style-name="T47"> = cA</text:span><text:span text:style-name="T35">T</text:span><text:span text:style-name="T47">.</text:span></text:p>
        </text:list-item>
        <text:list-item>
          <text:p text:style-name="P51"><text:span text:style-name="T11">If B is a </text:span><text:span text:style-name="T12">n </text:span><text:span text:style-name="T11">× </text:span><text:span text:style-name="T12">p</text:span><text:span text:style-name="T11"> matrix, then </text:span><text:span text:style-name="T8">(AB)</text:span><text:span text:style-name="T35">T</text:span><text:span text:style-name="T8"> = B</text:span><text:span text:style-name="T35">T </text:span><text:span text:style-name="T8">A</text:span><text:span text:style-name="T35">T</text:span><text:span text:style-name="T8">.</text:span></text:p>
        </text:list-item>
      </text:list>
      <text:h text:style-name="P26" text:outline-level="1"><text:bookmark-start text:name="__RefHeading___Toc1010_4197432957"/><text:span text:style-name="T56">Inverse </text:span><text:span text:style-name="T55">Matrices</text:span><text:bookmark-end text:name="__RefHeading___Toc1010_4197432957"/></text:h>
      <text:p text:style-name="P10"><text:span text:style-name="T55">L</text:span><text:span text:style-name="T47">et A be a square matrix of order n</text:span><text:span text:style-name="T62">. </text:span><text:span text:style-name="T63">L</text:span><text:span text:style-name="T57">et I be an identity matrix.</text:span></text:p>
      <text:list xml:id="list781150753" text:style-name="L5">
        <text:list-item>
          <text:p text:style-name="P52">A is said to be invertible if there exists a square matrix B of order n such that AB = I and BA = I.</text:p>
        </text:list-item>
        <text:list-item>
          <text:p text:style-name="P53">The matrix B here is called the inverse of A.</text:p>
        </text:list-item>
        <text:list-item>
          <text:p text:style-name="P57"><text:span text:style-name="T61">Inverse matrices are unique. That means that an</text:span><text:span text:style-name="T64"> invertible matrix only has 1 inverse matrix.</text:span></text:p>
        </text:list-item>
        <text:list-item>
          <text:p text:style-name="P57"><text:span text:style-name="T58">A square matrix is called </text:span><text:span text:style-name="T72">singular</text:span><text:span text:style-name="T58"> if it has </text:span><text:span text:style-name="T72">no inverse</text:span><text:span text:style-name="T58">.</text:span></text:p>
        </text:list-item>
      </text:list>
      <text:p text:style-name="P54"/>
      <text:p text:style-name="P17"><text:span text:style-name="T65">For any square matrix A, t</text:span><text:span text:style-name="T66">he following statements are equivalent. </text:span><text:span text:style-name="T67">This means that if one of the statements is true, all of them are true. If one of the statements is false, </text:span><text:span text:style-name="T68">all of them are false.</text:span></text:p>
      <text:list xml:id="list1672772416" text:style-name="L6">
        <text:list-item>
          <text:p text:style-name="P55">A is invertible.</text:p>
        </text:list-item>
        <text:list-item>
          <text:p text:style-name="P55">The linear system Ax = 0 has only the trivial solution.</text:p>
        </text:list-item>
        <text:list-item>
          <text:p text:style-name="P56">The reduced row-echelon form of A is an identity matrix.</text:p>
        </text:list-item>
        <text:list-item>
          <text:p text:style-name="P56">A can be expressed as a product of elementary matrices.</text:p>
        </text:list-item>
      </text:list>
      <text:h text:style-name="Heading_20_1" text:outline-level="1"><text:bookmark-start text:name="__RefHeading___Toc1012_4197432957"/><text:span text:style-name="T58">C</text:span><text:span text:style-name="T47">ancellation </text:span><text:span text:style-name="T59">L</text:span><text:span text:style-name="T47">aws for </text:span><text:span text:style-name="T59">M</text:span><text:span text:style-name="T47">atrix </text:span><text:span text:style-name="T59">M</text:span><text:span text:style-name="T47">ultiplication</text:span><text:bookmark-end text:name="__RefHeading___Toc1012_4197432957"/></text:h>
      <text:list xml:id="list2690134551" text:style-name="L7">
        <text:list-item>
          <text:p text:style-name="P58"><text:span text:style-name="T60">Let A be an </text:span><text:span text:style-name="T70">invertible</text:span><text:span text:style-name="T74"> m</text:span><text:span text:style-name="T75"> </text:span><text:span text:style-name="T76">× </text:span><text:span text:style-name="T77">m matrix.</text:span></text:p>
          <text:list>
            <text:list-item>
              <text:p text:style-name="P60"><text:span text:style-name="T77">I</text:span><text:span text:style-name="T73">f B</text:span><text:span text:style-name="T89">1</text:span><text:span text:style-name="T73"> and B</text:span><text:span text:style-name="T89">2</text:span><text:span text:style-name="T73"> are <text:s/></text:span><text:span text:style-name="T74">m</text:span><text:span text:style-name="T75"> </text:span><text:span text:style-name="T76">× </text:span><text:span text:style-name="T73">n matrices such that AB</text:span><text:span text:style-name="T89">1</text:span><text:span text:style-name="T73"> = AB</text:span><text:span text:style-name="T89">2</text:span><text:span text:style-name="T73">, then </text:span><text:span text:style-name="T78">B</text:span><text:span text:style-name="T90">1</text:span><text:span text:style-name="T78"> = B</text:span><text:span text:style-name="T90">2</text:span><text:span text:style-name="T78">.</text:span></text:p>
            </text:list-item>
            <text:list-item>
              <text:p text:style-name="P61"><text:span text:style-name="T77">I</text:span><text:span text:style-name="T78">f </text:span><text:span text:style-name="T79">C</text:span><text:span text:style-name="T90">1</text:span><text:span text:style-name="T78"> and </text:span><text:span text:style-name="T79">C</text:span><text:span text:style-name="T90">2</text:span><text:span text:style-name="T78"> are <text:s/></text:span><text:span text:style-name="T80">n</text:span><text:span text:style-name="T75"> </text:span><text:span text:style-name="T76">× </text:span><text:span text:style-name="T80">m</text:span><text:span text:style-name="T78"> matrices such that </text:span><text:span text:style-name="T81">C</text:span><text:span text:style-name="T90">1</text:span><text:span text:style-name="T81">A</text:span><text:span text:style-name="T78"> = </text:span><text:span text:style-name="T82">C</text:span><text:span text:style-name="T90">2</text:span><text:span text:style-name="T82">A</text:span><text:span text:style-name="T78">, then </text:span><text:span text:style-name="T83">C</text:span><text:span text:style-name="T90">1</text:span><text:span text:style-name="T78"> = </text:span><text:span text:style-name="T83">C</text:span><text:span text:style-name="T90">2</text:span><text:span text:style-name="T78">.</text:span></text:p>
            </text:list-item>
          </text:list>
        </text:list-item>
        <text:list-item>
          <text:p text:style-name="P59"><text:span text:style-name="T78">I</text:span><text:span text:style-name="T86">f A is </text:span><text:span text:style-name="T71">singular</text:span><text:span text:style-name="T86">, the cancellation laws may not hold.</text:span></text:p>
          <text:p text:style-name="P62"><text:span text:style-name="T73">For example, let A =</text:span><text:span text:style-name="T73"><draw:frame draw:style-name="fr1" draw:name="Object14" text:anchor-type="as-char" svg:y="-0.2535in" svg:width="0.5272in" svg:height="0.422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, </text:span><text:span text:style-name="T84"><text:s/></text:span><text:span text:style-name="T78">B</text:span><text:span text:style-name="T90">1 </text:span><text:span text:style-name="T84">=</text:span><text:span text:style-name="T84"><draw:frame draw:style-name="fr1" draw:name="Object15" text:anchor-type="as-char" svg:y="-0.2535in" svg:width="0.5311in" svg:height="0.422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5">and </text:span><text:span text:style-name="T78">B</text:span><text:span text:style-name="T91">2</text:span><text:span text:style-name="T90"> </text:span><text:span text:style-name="T84">=</text:span><text:span text:style-name="T84"><draw:frame draw:style-name="fr1" draw:name="Object16" text:anchor-type="as-char" svg:y="-0.2535in" svg:width="0.528in" svg:height="0.422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4">.</text:span></text:p>
          <text:p text:style-name="P63"><text:span text:style-name="T84">T</text:span><text:span text:style-name="T73">hen AB</text:span><text:span text:style-name="T89">1</text:span><text:span text:style-name="T73"> = AB</text:span><text:span text:style-name="T89">2</text:span><text:span text:style-name="T73">, but B</text:span><text:span text:style-name="T89">1</text:span><text:span text:style-name="T73"> </text:span><text:span text:style-name="T88">≠ </text:span><text:span text:style-name="T87">B</text:span><text:span text:style-name="T92">2</text:span><text:span text:style-name="T87">.</text:span></text:p>
        </text:list-item>
      </text:list>
      <text:h text:style-name="Heading_20_1" text:outline-level="1"><text:bookmark-start text:name="__RefHeading___Toc1014_4197432957"/>Basic Properties <text:span text:style-name="T93">of Inverse Matrices</text:span><text:bookmark-end text:name="__RefHeading___Toc1014_4197432957"/></text:h>
      <text:p text:style-name="P11">Let A and B be 2 invertible matrices and c a non-zero scalar.</text:p>
      <text:list xml:id="list81592226" text:style-name="L8">
        <text:list-item>
          <text:p text:style-name="P65"><text:soft-page-break/><draw:frame draw:style-name="fr1" draw:name="Object18" text:anchor-type="as-char" svg:y="-0.1484in" svg:width="0.2665in" svg:height="0.1839in" draw:z-index="17"><draw:object xlink:href="./Object 18" xlink:type="simple" xlink:show="embed" xlink:actuate="onLoad"/><draw:image xlink:href="./ObjectReplacements/Object 18" xlink:type="simple" xlink:show="embed" xlink:actuate="onLoad"/></draw:frame>is invertible and <text:span text:style-name="T69"><draw:frame draw:style-name="fr1" draw:name="Object17" text:anchor-type="as-char" svg:y="-0.2437in" svg:width="1.002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9">.</text:span></text:p>
        </text:list-item>
        <text:list-item>
          <text:p text:style-name="P66"><text:span text:style-name="T69"><draw:frame draw:style-name="fr1" draw:name="Object19" text:anchor-type="as-char" svg:y="-0.172in" svg:width="0.2728in" svg:height="0.207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9">is invertible and </text:span><text:span text:style-name="T69"><draw:frame draw:style-name="fr1" draw:name="Object20" text:anchor-type="as-char" svg:y="-0.2in" svg:width="1.0319in" svg:height="0.247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9">.</text:span></text:p>
        </text:list-item>
        <text:list-item>
          <text:p text:style-name="P66"><text:span text:style-name="T69"><draw:frame draw:style-name="fr1" draw:name="Object21" text:anchor-type="as-char" svg:y="-0.172in" svg:width="0.3319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9">is invertible and </text:span><text:span text:style-name="T69"><draw:frame draw:style-name="fr1" draw:name="Object22" text:anchor-type="as-char" svg:y="-0.2in" svg:width="0.8126in" svg:height="0.247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9">.</text:span></text:p>
        </text:list-item>
        <text:list-item>
          <text:p text:style-name="P64"><text:span text:style-name="T69"><draw:frame draw:style-name="fr1" draw:name="Object23" text:anchor-type="as-char" svg:y="-0.1484in" svg:width="0.3043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9">is invertible and </text:span><text:span text:style-name="T69"><draw:frame draw:style-name="fr1" draw:name="Object24" text:anchor-type="as-char" svg:y="-0.178in" svg:width="1.1618in" svg:height="0.224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9">.</text:span></text:p>
        </text:list-item>
      </text:list>
      <text:h text:style-name="P25" text:outline-level="1"><text:bookmark-start text:name="__RefHeading___Toc918_552356150"/><text:span text:style-name="T93">D</text:span>eterminants<text:bookmark-end text:name="__RefHeading___Toc918_552356150"/></text:h>
      <text:list xml:id="list138179193" text:style-name="L9">
        <text:list-item>
          <text:p text:style-name="P37">A square matrix has the same determinant as its transpose.</text:p>
        </text:list-item>
        <text:list-item>
          <text:p text:style-name="P67">The determinant of a square matrix with 2 identical rows is 0.</text:p>
        </text:list-item>
        <text:list-item>
          <text:p text:style-name="P68">The determinant of a square matrix with 2 identical columns is 0.</text:p>
        </text:list-item>
        <text:list-item>
          <text:p text:style-name="P69">The following matrices have 0 determinant.</text:p>
          <text:list>
            <text:list-item>
              <text:p text:style-name="P69"><draw:frame draw:style-name="fr1" draw:name="Object25" text:anchor-type="as-char" svg:y="-0.2535in" svg:width="0.661in" svg:height="0.4228in" draw:z-index="24"><draw:object xlink:href="./Object 25" xlink:type="simple" xlink:show="embed" xlink:actuate="onLoad"/><draw:image xlink:href="./ObjectReplacements/Object 25" xlink:type="simple" xlink:show="embed" xlink:actuate="onLoad"/></draw:frame></text:p>
            </text:list-item>
            <text:list-item>
              <text:p text:style-name="P70"><draw:frame draw:style-name="fr1" draw:name="Object26" text:anchor-type="as-char" svg:y="-0.3618in" svg:width="0.9783in" svg:height="0.64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  <text:list-item>
              <text:p text:style-name="P70"><draw:frame draw:style-name="fr1" draw:name="Object27" text:anchor-type="as-char" svg:y="-0.4709in" svg:width="1.4984in" svg:height="0.8583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15%" fo:font-weight="bold" officeooo:rsid="064dec3a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5H36M10S</meta:editing-duration>
    <meta:editing-cycles>198</meta:editing-cycles>
    <dc:title>Terry's Template</dc:title>
    <dc:date>2021-02-05T18:14:53.870209091</dc:date>
    <meta:document-statistic meta:table-count="0" meta:image-count="0" meta:object-count="27" meta:page-count="5" meta:paragraph-count="98" meta:word-count="787" meta:character-count="3496" meta:non-whitespace-character-count="2840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</mn>
            </mtd>
            <mtd>
              <mn>3</mn>
            </mtd>
          </mtr>
        </mtable>
      </mrow>
      <mo fence="true" stretchy="true">)</mo>
    </mrow>
    <annotation encoding="StarMath 5.0">left( matrix{ -1 # 0 ## 2 # 3 } right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left( matrix{ 1 # 2 ## 1 # 3 } right) left( matrix{ 1 # 2 ## 1 # 3 } right) left( matrix{ 1 # 2 ## 1 # 3 } right) = left( matrix{ 11 # 30 ## 15 # 41 } right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0 # 1 ## 1 # 0 } 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2 # 0 ## 0 # 2 } 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4</mn>
            </mtd>
          </mtr>
        </mtable>
      </mrow>
      <mo fence="true" stretchy="true">)</mo>
    </mrow>
    <annotation encoding="StarMath 5.0">left( matrix{ 1 # 0 ## 0 # 4 } 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1 # 0 ## 1 # 0 } 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2 # 0 ## 0 # 1 } 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2 # 0 ## 1 # 3 } right)</annotation>
  </semantics>
</math>
</file>

<file path=Object 17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18/content.xml><?xml version="1.0" encoding="utf-8"?>
<math xmlns="http://www.w3.org/1998/Math/MathML" display="block">
  <semantics>
    <mi mathvariant="italic">cA</mi>
    <annotation encoding="StarMath 5.0">cA</annotation>
  </semantics>
</math>
</file>

<file path=Object 19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3</mn>
            </mtd>
            <mtd>
              <mn>0</mn>
            </mtd>
          </mtr>
        </mtable>
      </mrow>
      <mo fence="true" stretchy="true">)</mo>
    </mrow>
    <annotation encoding="StarMath 5.0">left( matrix{ 1 # 2 ## 3 # 0 } right)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21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23/content.xml><?xml version="1.0" encoding="utf-8"?>
<math xmlns="http://www.w3.org/1998/Math/MathML" display="block">
  <semantics>
    <mi mathvariant="italic">AB</mi>
    <annotation encoding="StarMath 5.0">AB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 } right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5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5 ## 1 # 2 # 4 } right )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1 # 0 # 0 # 1 ## -1 # -3 # -3 # 9 ## 2 # 4 # 4 # 0 ## 0 # -2 # -2 # -1 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row>
                <mo stretchy="false">−</mo>
                <mn>2</mn>
              </mrow>
            </mtd>
          </mtr>
          <mtr>
            <mtd>
              <mn>11</mn>
            </mtd>
            <mtd>
              <mn>4</mn>
            </mtd>
          </mtr>
        </mtable>
      </mrow>
      <mo fence="true" stretchy="true">)</mo>
    </mrow>
    <annotation encoding="StarMath 5.0">left( matrix{ -1 # -2 ## 11 # 4 }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  <mtd>
              <mn>6</mn>
            </mtd>
          </mtr>
          <mtr>
            <mtd>
              <mrow>
                <mo stretchy="false">−</mo>
                <mn>3</mn>
              </mrow>
            </mtd>
            <mtd>
              <mn>0</mn>
            </mtd>
          </mtr>
        </mtable>
      </mrow>
      <mo fence="true" stretchy="true">)</mo>
    </mrow>
    <annotation encoding="StarMath 5.0">left( matrix{ 3 # 6 ## -3 # 0 } 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0 # 1 ## 0 # 1 } right)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</mtr>
        </mtable>
      </mrow>
      <mo fence="true" stretchy="true">)</mo>
    </mrow>
    <annotation encoding="StarMath 5.0">left( matrix{ 1 # 1 ## 0 # 0 } right)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left( matrix{ 0 # 1 ## 0 # 1 } right) left( matrix{ 1 # 1 ## 0 # 0 } right) = left( matrix{ 0 # 0 ## 0 # 0 } right) = 0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1 # 2 ## 1 # 3 } right)</annotation>
  </semantics>
</math>
</file>

<file path=Object 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1 # 0 ## 0 # 2 } right)</annotation>
  </semantics>
</math>
</file>